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egoe UI" svg:font-family="'Segoe UI'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965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5.6in"/>
    </style:style>
    <style:style style:name="co5" style:family="table-column">
      <style:table-column-properties fo:break-before="auto" style:column-width="4.1228in"/>
    </style:style>
    <style:style style:name="co6" style:family="table-column">
      <style:table-column-properties fo:break-before="auto" style:column-width="4.0346in"/>
    </style:style>
    <style:style style:name="co7" style:family="table-column">
      <style:table-column-properties fo:break-before="auto" style:column-width="4.8945in"/>
    </style:style>
    <style:style style:name="co8" style:family="table-column">
      <style:table-column-properties fo:break-before="auto" style:column-width="5.996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Income">
      <style:table-properties table:display="true" style:writing-mode="lr-tb"/>
    </style:style>
    <style:style style:name="ta3" style:family="table" style:master-page-name="PageStyle_5f_Working_20_sheet">
      <style:table-properties table:display="true" style:writing-mode="lr-tb"/>
    </style:style>
    <style:style style:name="ta4" style:family="table" style:master-page-name="PageStyle_5f_Outco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'Working sheet'.B1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3]))&gt;0)" style:apply-style-name="ConditionalStyle_5f_1" style:base-cell-address="'Working sheet'.F13"/>
    </style:style>
    <style:style style:name="ce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&quot;;&quot;Fail&quot;)" table:allow-empty-cell="true" table:display-list="unsorted" table:base-cell-address="'Working sheet'.B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1st - Run a Salesforce report so that you can view a list of tickets with their Case Number as well as their Subject Lin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2nd - Paste the report into the sheet called "Income" so that the Case Numbers would go in column A and the subject lines would go in column B.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3rd - Copy the Subject Lines and paste them in the following website. Check where it says "Remove Duplicates" and click on the button that says "Process text": </text:p>
          </table:table-cell>
          <table:table-cell table:style-name="ce2" office:value-type="string">
            <text:p><text:a xlink:href="https://www.online-utility.org/text/sort.jsp">https://www.online-utility.org/text/sort.jsp</text:a></text:p>
          </table:table-cell>
          <table:table-cell table:style-name="ce3"/>
          <table:table-cell table:style-name="ce1" table:number-columns-repeated="5"/>
          <table:table-cell table:style-name="ce4" table:number-columns-repeated="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4th - Paste the results into the very first column of the sheet called "Working sheet". Then, fill the column B of the same sheet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>
            <text:p>5th - Click on the button that says "Run" and the sheet called "Outcome" will show all the tickets where the Subject Line has to be fixed. 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1001">
          <table:table-cell table:style-name="ce1" table:number-columns-repeated="26"/>
          <table:table-cell table:number-columns-repeated="998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om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4">
          <table:table-cell table:style-name="ce5" office:value-type="string">
            <text:p>CASE NUMBER</text:p>
          </table:table-cell>
          <table:table-cell table:style-name="ce7" office:value-type="string">
            <text:p>SUBJECT LINE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4116">
            <text:p>8604116</text:p>
          </table:table-cell>
          <table:table-cell table:style-name="ce8" office:value-type="string">
            <text:p>[Crash on launch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2"/>
          <table:table-cell table:style-name="ce1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4190">
            <text:p>860419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4558">
            <text:p>8604558</text:p>
          </table:table-cell>
          <table:table-cell table:style-name="ce8" office:value-type="string">
            <text:p>[Performance] Soun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5508">
            <text:p>8605508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5676">
            <text:p>8605676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5734">
            <text:p>8605734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5891">
            <text:p>8605891</text:p>
          </table:table-cell>
          <table:table-cell table:style-name="ce8" office:value-type="string">
            <text:p>[Crash on launch] CTD / Freez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5981">
            <text:p>860598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6001">
            <text:p>860600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6775">
            <text:p>8606775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6975">
            <text:p>8606975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7434">
            <text:p>8607434</text:p>
          </table:table-cell>
          <table:table-cell table:style-name="ce8" office:value-type="string">
            <text:p>[Installation] Assistanc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7671">
            <text:p>8607671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9109">
            <text:p>8609109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9298">
            <text:p>8609298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09304">
            <text:p>8609304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0772">
            <text:p>8610772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0784">
            <text:p>8610784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1043">
            <text:p>8611043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1413">
            <text:p>8611413</text:p>
          </table:table-cell>
          <table:table-cell table:style-name="ce8" office:value-type="string">
            <text:p>[Billing] Shop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1478">
            <text:p>8611478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1797">
            <text:p>861179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1870">
            <text:p>861187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2107">
            <text:p>8612107</text:p>
          </table:table-cell>
          <table:table-cell table:style-name="ce8" office:value-type="string">
            <text:p>[Billing] Payment Failed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2236">
            <text:p>8612236</text:p>
          </table:table-cell>
          <table:table-cell table:style-name="ce8" office:value-type="string">
            <text:p>[Crash in-game] CTD / Freez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2599">
            <text:p>8612599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2678">
            <text:p>8612678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2955">
            <text:p>8612955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2990">
            <text:p>8612990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3050">
            <text:p>8613050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4647">
            <text:p>8614647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4756">
            <text:p>8614756</text:p>
          </table:table-cell>
          <table:table-cell table:style-name="ce8" office:value-type="string">
            <text:p>[Bug / Glitch] Item Lost / Coin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4770">
            <text:p>861477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4903">
            <text:p>8614903</text:p>
          </table:table-cell>
          <table:table-cell table:style-name="ce8" office:value-type="string">
            <text:p>[Billing] Shop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5076">
            <text:p>8615076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5115">
            <text:p>8615115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5447">
            <text:p>8615447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5544">
            <text:p>8615544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5919">
            <text:p>8615919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6018">
            <text:p>8616018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6044">
            <text:p>8616044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6640">
            <text:p>861664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2"/>
          <table:table-cell table:style-name="ce1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7199">
            <text:p>8617199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7491">
            <text:p>8617491</text:p>
          </table:table-cell>
          <table:table-cell table:style-name="ce8" office:value-type="string">
            <text:p>[Gameplay]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7751">
            <text:p>861775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7839">
            <text:p>8617839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062">
            <text:p>8618062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203">
            <text:p>8618203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215">
            <text:p>8618215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222">
            <text:p>8618222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228">
            <text:p>8618228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237">
            <text:p>8618237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617">
            <text:p>8618617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18868">
            <text:p>8618868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0437">
            <text:p>8620437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0723">
            <text:p>8620723</text:p>
          </table:table-cell>
          <table:table-cell table:style-name="ce8" office:value-type="string">
            <text:p>[Bug / Glitch] Missing Item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0797">
            <text:p>862079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0811">
            <text:p>862081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0865">
            <text:p>8620865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0959">
            <text:p>8620959</text:p>
          </table:table-cell>
          <table:table-cell table:style-name="ce8" office:value-type="string">
            <text:p>[Installation] System requirements not me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1325">
            <text:p>8621325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1854">
            <text:p>862185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1961">
            <text:p>862196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1962">
            <text:p>8621962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2316">
            <text:p>8622316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2861">
            <text:p>8622861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2934">
            <text:p>8622934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3314">
            <text:p>8623314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3340">
            <text:p>8623340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3716">
            <text:p>8623716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4134">
            <text:p>8624134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4256">
            <text:p>8624256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5087">
            <text:p>862508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5186">
            <text:p>8625186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5207">
            <text:p>8625207</text:p>
          </table:table-cell>
          <table:table-cell table:style-name="ce8" office:value-type="string">
            <text:p>[Gameplay]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5404">
            <text:p>8625404</text:p>
          </table:table-cell>
          <table:table-cell table:style-name="ce8" office:value-type="string">
            <text:p>[Bug / Glitch] Item Lost / Coins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5436">
            <text:p>8625436</text:p>
          </table:table-cell>
          <table:table-cell table:style-name="ce8" office:value-type="string">
            <text:p>[Performance] Soun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5744">
            <text:p>862574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7133">
            <text:p>8627133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7930">
            <text:p>8627930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8484">
            <text:p>8628484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8938">
            <text:p>8628938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28947">
            <text:p>862894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0103">
            <text:p>8630103</text:p>
          </table:table-cell>
          <table:table-cell table:style-name="ce8" office:value-type="string">
            <text:p>[Save Game] Lost progres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0401">
            <text:p>863040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2164">
            <text:p>863216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3205">
            <text:p>8633205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3353">
            <text:p>8633353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3706">
            <text:p>8633706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39199">
            <text:p>8639199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1878">
            <text:p>8641878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3450">
            <text:p>8643450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4294">
            <text:p>8644294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4365">
            <text:p>8644365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5143">
            <text:p>8645143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5218">
            <text:p>8645218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48124">
            <text:p>8648124</text:p>
          </table:table-cell>
          <table:table-cell table:style-name="ce8" office:value-type="string">
            <text:p>[Performance] Soun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50920">
            <text:p>865092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3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54606">
            <text:p>8654606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56311">
            <text:p>8656311</text:p>
          </table:table-cell>
          <table:table-cell table:style-name="ce8" office:value-type="string">
            <text:p>[Installation] Assistanc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56871">
            <text:p>8656871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56898">
            <text:p>8656898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57389">
            <text:p>8657389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0179">
            <text:p>8660179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0779">
            <text:p>8660779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1270">
            <text:p>8661270</text:p>
          </table:table-cell>
          <table:table-cell table:style-name="ce8" office:value-type="string">
            <text:p>[Gameplay]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1368">
            <text:p>8661368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3396">
            <text:p>8663396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4593">
            <text:p>8664593</text:p>
          </table:table-cell>
          <table:table-cell table:style-name="ce8" office:value-type="string">
            <text:p>[Performance] Graphic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5274">
            <text:p>8665274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6274">
            <text:p>8666274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7238">
            <text:p>8667238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7289">
            <text:p>8667289</text:p>
          </table:table-cell>
          <table:table-cell table:style-name="ce8" office:value-type="string">
            <text:p>[Crash in-game] CT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7402">
            <text:p>8667402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7485">
            <text:p>8667485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7685">
            <text:p>8667685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67788">
            <text:p>8667788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0886">
            <text:p>8670886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0887">
            <text:p>8670887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1760">
            <text:p>8671760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3405">
            <text:p>8673405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3554">
            <text:p>8673554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4603">
            <text:p>8674603</text:p>
          </table:table-cell>
          <table:table-cell table:style-name="ce8" office:value-type="string">
            <text:p>[Crash on launch] CTD / Freez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4667">
            <text:p>867466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4841">
            <text:p>8674841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5165">
            <text:p>8675165</text:p>
          </table:table-cell>
          <table:table-cell table:style-name="ce8" office:value-type="string">
            <text:p>[Crash in-game] CTD / Freez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5974">
            <text:p>8675974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 table:number-columns-repeated="3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6318">
            <text:p>8676318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7097">
            <text:p>867709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7116">
            <text:p>8677116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77763">
            <text:p>8677763</text:p>
          </table:table-cell>
          <table:table-cell table:style-name="ce8" office:value-type="string">
            <text:p>[Crash in-game] CTD / Freeze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3029">
            <text:p>8683029</text:p>
          </table:table-cell>
          <table:table-cell table:style-name="ce8" office:value-type="string">
            <text:p>[Save Game] Lost progres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3302">
            <text:p>8683302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3480">
            <text:p>8683480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3494">
            <text:p>8683494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3978">
            <text:p>8683978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5505">
            <text:p>8685505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5940">
            <text:p>8685940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6906">
            <text:p>8686906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7882">
            <text:p>8687882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7904">
            <text:p>8687904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8531">
            <text:p>8688531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8707">
            <text:p>8688707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8724">
            <text:p>8688724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8750">
            <text:p>8688750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9192">
            <text:p>8689192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9391">
            <text:p>8689391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9534">
            <text:p>8689534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9624">
            <text:p>8689624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89712">
            <text:p>8689712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0351">
            <text:p>8690351</text:p>
          </table:table-cell>
          <table:table-cell table:style-name="ce8" office:value-type="string">
            <text:p>[Billing] Shop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0411">
            <text:p>8690411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1564">
            <text:p>8691564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1573">
            <text:p>8691573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2097">
            <text:p>8692097</text:p>
          </table:table-cell>
          <table:table-cell table:style-name="ce8" office:value-type="string">
            <text:p>[Online Services] Oops something went wrong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2575">
            <text:p>8692575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2774">
            <text:p>869277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3028">
            <text:p>8693028</text:p>
          </table:table-cell>
          <table:table-cell table:style-name="ce8" office:value-type="string">
            <text:p>[Billing] Shop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3188">
            <text:p>8693188</text:p>
          </table:table-cell>
          <table:table-cell table:style-name="ce8" office:value-type="string">
            <text:p>[Gameplay]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3463">
            <text:p>8693463</text:p>
          </table:table-cell>
          <table:table-cell table:style-name="ce8" office:value-type="string">
            <text:p>[Save Game] Lost progres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4970">
            <text:p>869497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5057">
            <text:p>8695057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5112">
            <text:p>8695112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5872">
            <text:p>8695872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6041">
            <text:p>8696041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7120">
            <text:p>869712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7507">
            <text:p>8697507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7989">
            <text:p>8697989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8426">
            <text:p>8698426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699793">
            <text:p>8699793</text:p>
          </table:table-cell>
          <table:table-cell table:style-name="ce8" office:value-type="string">
            <text:p>[Multiplayer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0496">
            <text:p>8700496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0531">
            <text:p>8700531</text:p>
          </table:table-cell>
          <table:table-cell table:style-name="ce8" office:value-type="string">
            <text:p>[Billing] Shop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0986">
            <text:p>8700986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1798">
            <text:p>8701798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2111">
            <text:p>8702111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2251">
            <text:p>8702251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2810">
            <text:p>8702810</text:p>
          </table:table-cell>
          <table:table-cell table:style-name="ce8" office:value-type="string">
            <text:p>[Gameplay]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4189">
            <text:p>8704189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4242">
            <text:p>8704242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4516">
            <text:p>8704516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4978">
            <text:p>8704978</text:p>
          </table:table-cell>
          <table:table-cell table:style-name="ce8" office:value-type="string">
            <text:p>[Feedback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4992">
            <text:p>8704992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5166">
            <text:p>8705166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5446">
            <text:p>8705446</text:p>
          </table:table-cell>
          <table:table-cell table:style-name="ce8" office:value-type="string">
            <text:p>[Bug / Glitch] Item Lost / Coin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5685">
            <text:p>8705685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5691">
            <text:p>8705691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5746">
            <text:p>8705746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7063">
            <text:p>8707063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7182">
            <text:p>8707182</text:p>
          </table:table-cell>
          <table:table-cell table:style-name="ce8" office:value-type="string">
            <text:p>[NSP] Spam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7892">
            <text:p>8707892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8058">
            <text:p>8708058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8076">
            <text:p>8708076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8234">
            <text:p>8708234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8711">
            <text:p>8708711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8849">
            <text:p>8708849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9704">
            <text:p>870970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09887">
            <text:p>8709887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0175">
            <text:p>8710175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0631">
            <text:p>8710631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1696">
            <text:p>8711696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2226">
            <text:p>8712226</text:p>
          </table:table-cell>
          <table:table-cell table:style-name="ce8" office:value-type="string">
            <text:p>[Bug / Glitch] Item Lost / Coin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3091">
            <text:p>8713091</text:p>
          </table:table-cell>
          <table:table-cell table:style-name="ce8" office:value-type="string">
            <text:p>[Save Game] Lost progres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3383">
            <text:p>8713383</text:p>
          </table:table-cell>
          <table:table-cell table:style-name="ce8" office:value-type="string">
            <text:p>[Bug / Glitch] Level Selec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3894">
            <text:p>871389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3915">
            <text:p>8713915</text:p>
          </table:table-cell>
          <table:table-cell table:style-name="ce8" office:value-type="string">
            <text:p>[Online Services] Cannot Connec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3949">
            <text:p>8713949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4078">
            <text:p>8714078</text:p>
          </table:table-cell>
          <table:table-cell table:style-name="ce8" office:value-type="string">
            <text:p>[Bug / Glitch] Item Lost / Coin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4339">
            <text:p>8714339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4371">
            <text:p>8714371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4452">
            <text:p>8714452</text:p>
          </table:table-cell>
          <table:table-cell table:style-name="ce8" office:value-type="string">
            <text:p>[Billing] Shop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4989">
            <text:p>8714989</text:p>
          </table:table-cell>
          <table:table-cell table:style-name="ce8" office:value-type="string">
            <text:p>[Online Services] Connection issues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5038">
            <text:p>8715038</text:p>
          </table:table-cell>
          <table:table-cell table:style-name="ce8" office:value-type="string">
            <text:p>[Gameplay] Query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5364">
            <text:p>8715364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3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5593">
            <text:p>8715593</text:p>
          </table:table-cell>
          <table:table-cell table:style-name="ce8" office:value-type="string">
            <text:p>[Crash on launch] Freeze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/>
          <table:table-cell table:style-name="ce11" table:number-columns-repeated="2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6732">
            <text:p>8716732</text:p>
          </table:table-cell>
          <table:table-cell table:style-name="ce8" office:value-type="string">
            <text:p>[NSP] Insufficient Description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7270">
            <text:p>8717270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7476">
            <text:p>8717476</text:p>
          </table:table-cell>
          <table:table-cell table:style-name="ce8" office:value-type="string">
            <text:p>[Gameplay]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 table:number-columns-repeated="2"/>
          <table:table-cell table:style-name="ce6"/>
          <table:table-cell table:style-name="ce11"/>
          <table:table-cell table:style-name="ce6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7786">
            <text:p>8717786</text:p>
          </table:table-cell>
          <table:table-cell table:style-name="ce8" office:value-type="string">
            <text:p>[NSP] Duplicate Incide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7788">
            <text:p>8717788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8089">
            <text:p>8718089</text:p>
          </table:table-cell>
          <table:table-cell table:style-name="ce8" office:value-type="string">
            <text:p>[Billing] Refund Reques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5">
          <table:table-cell table:style-name="ce6" office:value-type="float" office:value="8718188">
            <text:p>8718188</text:p>
          </table:table-cell>
          <table:table-cell table:style-name="ce8" office:value-type="string">
            <text:p>[Billing] Item Not Received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1" table:number-rows-repeated="792">
          <table:table-cell table:style-name="ce6"/>
          <table:table-cell table:style-name="ce1"/>
          <table:table-cell table:style-name="ce6"/>
          <table:table-cell table:style-name="ce8"/>
          <table:table-cell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1" table:number-rows-repeated="2">
          <table:table-cell table:style-name="ce6"/>
          <table:table-cell table:style-name="ce1"/>
          <table:table-cell table:style-name="ce6"/>
          <table:table-cell table:style-name="ce8"/>
          <table:table-cell table:style-name="ce1"/>
          <table:table-cell table:style-name="ce8" table:number-columns-repeated="2"/>
          <table:table-cell table:style-name="ce9"/>
          <table:table-cell table:style-name="ce10"/>
          <table:table-cell table:style-name="ce11"/>
          <table:table-cell table:style-name="ce6" table:number-columns-repeated="2"/>
          <table:table-cell table:style-name="ce11"/>
          <table:table-cell table:style-name="ce8"/>
          <table:table-cell table:number-columns-repeated="1010"/>
        </table:table-row>
        <table:table-row table:style-name="ro3" table:number-rows-repeated="1047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rking sheet" table:style-name="ta3">
        <office:forms form:automatic-focus="false" form:apply-design-mode="false"/>
        <table:table-column table:style-name="co5" table:default-cell-style-name="Default"/>
        <table:table-column table:style-name="co2" table:number-columns-repeated="1023" table:default-cell-style-name="Default"/>
        <table:table-row table:style-name="ro1" table:number-rows-repeated="6">
          <table:table-cell table:style-name="ce14"/>
          <table:table-cell table:style-name="ce15" table:content-validation-name="val1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4"/>
          <table:table-cell table:style-name="ce15" table:content-validation-name="val1"/>
          <table:table-cell table:style-name="ce1" table:number-columns-repeated="2"/>
          <table:table-cell table:style-name="ce16"/>
          <table:table-cell table:style-name="ce1" table:number-columns-repeated="21"/>
          <table:table-cell table:number-columns-repeated="998"/>
        </table:table-row>
        <table:table-row table:style-name="ro1" table:number-rows-repeated="5">
          <table:table-cell table:style-name="ce14"/>
          <table:table-cell table:style-name="ce15" table:content-validation-name="val1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4"/>
          <table:table-cell table:style-name="ce15" table:content-validation-name="val1"/>
          <table:table-cell table:style-name="ce1" table:number-columns-repeated="3"/>
          <table:table-cell table:style-name="ce17"/>
          <table:table-cell table:style-name="ce1" table:number-columns-repeated="20"/>
          <table:table-cell table:number-columns-repeated="998"/>
        </table:table-row>
        <table:table-row table:style-name="ro1" table:number-rows-repeated="8">
          <table:table-cell table:style-name="ce14"/>
          <table:table-cell table:style-name="ce15" table:content-validation-name="val1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4"/>
          <table:table-cell table:style-name="ce15" table:content-validation-name="val1"/>
          <table:table-cell table:style-name="ce16"/>
          <table:table-cell table:style-name="ce1" table:number-columns-repeated="23"/>
          <table:table-cell table:number-columns-repeated="998"/>
        </table:table-row>
        <table:table-row table:style-name="ro1" table:number-rows-repeated="5">
          <table:table-cell table:style-name="ce14"/>
          <table:table-cell table:style-name="ce15" table:content-validation-name="val1"/>
          <table:table-cell table:style-name="ce1" table:number-columns-repeated="24"/>
          <table:table-cell table:number-columns-repeated="998"/>
        </table:table-row>
        <table:table-row table:style-name="ro1" table:number-rows-repeated="971">
          <table:table-cell table:style-name="ce1"/>
          <table:table-cell table:style-name="ce15" table:content-validation-name="val1"/>
          <table:table-cell table:style-name="ce1" table:number-columns-repeated="24"/>
          <table:table-cell table:number-columns-repeated="99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come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 table:number-rows-repeated="11">
          <table:table-cell/>
          <table:table-cell table:style-name="ce18"/>
          <table:table-cell table:number-columns-repeated="1022"/>
        </table:table-row>
        <table:table-row table:style-name="ro1" table:number-rows-repeated="4">
          <table:table-cell/>
          <table:table-cell table:style-name="ce19"/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Segoe UI" svg:font-family="'Segoe UI'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date-style style:name="N1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21">
      <number:day/>
      <number:text>.</number:text>
      <number:month/>
    </number:date-style>
    <number:date-style style:name="N122">
      <number:day number:style="long"/>
      <number:text>.</number:text>
      <number:month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10/16/2020</text:date>, <text:time>14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" style:display-name="PageStyle_Inco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ing_20_sheet" style:display-name="PageStyle_Working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come" style:display-name="PageStyle_Outc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20-10-16T14:49:40</dc:date>
    <dc:creator>Alberto Cruzado Pleite</dc:creator>
    <meta:editing-duration>PT47S</meta:editing-duration>
    <meta:editing-cycles>1</meta:editing-cycles>
    <meta:document-statistic meta:table-count="4" meta:cell-count="450" meta:object-count="0"/>
  </office:meta>
</office:document-meta>
</file>